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fsetSerializeWrapper.setOffsetTable( ConcurrentHashMap &lt; MessageQueue , WeakReference &lt; A &gt; &gt; offset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Queue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SerializeWrapper.getOffs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i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HashMapTest5.test_concurren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.A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